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1d4f" officeooo:paragraph-rsid="00091d4f"/>
    </style:style>
    <style:style style:name="P2" style:family="paragraph" style:parent-style-name="Standard">
      <style:text-properties officeooo:rsid="000a54fc" officeooo:paragraph-rsid="000a54fc"/>
    </style:style>
    <style:style style:name="P3" style:family="paragraph" style:parent-style-name="Standard">
      <style:text-properties officeooo:rsid="000a54fc" officeooo:paragraph-rsid="000f0eb0"/>
    </style:style>
    <style:style style:name="P4" style:family="paragraph" style:parent-style-name="Standard">
      <style:text-properties officeooo:rsid="000f35f4" officeooo:paragraph-rsid="000f35f4"/>
    </style:style>
    <style:style style:name="P5" style:family="paragraph" style:parent-style-name="Standard">
      <style:text-properties officeooo:rsid="000f35f4" officeooo:paragraph-rsid="00114296"/>
    </style:style>
    <style:style style:name="P6" style:family="paragraph" style:parent-style-name="Standard">
      <style:text-properties officeooo:rsid="000f35f4" officeooo:paragraph-rsid="00114296"/>
    </style:style>
    <style:style style:name="P7" style:family="paragraph" style:parent-style-name="Standard">
      <style:text-properties officeooo:rsid="000f35f4" officeooo:paragraph-rsid="0011a86d"/>
    </style:style>
    <style:style style:name="P8" style:family="paragraph" style:parent-style-name="Standard">
      <style:text-properties officeooo:rsid="0011a86d" officeooo:paragraph-rsid="0011a86d"/>
    </style:style>
    <style:style style:name="T1" style:family="text">
      <style:text-properties officeooo:rsid="000d36d6"/>
    </style:style>
    <style:style style:name="T2" style:family="text">
      <style:text-properties officeooo:rsid="000f0eb0"/>
    </style:style>
    <style:style style:name="T3" style:family="text">
      <style:text-properties officeooo:rsid="001142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riables for 1V:</text:p>
      <text:p text:style-name="P1">dataloader-&gt;AddVariable( "aplanarity", 'F' );</text:p>
      <text:p text:style-name="P1"><text:s text:c="3"/>dataloader-&gt;AddVariable( "cosThetaB1", 'F' );</text:p>
      <text:p text:style-name="P1"><text:s text:c="3"/>dataloader-&gt;AddVariable( "cosThetaB2", 'F' );</text:p>
      <text:p text:style-name="P1"><text:s text:c="3"/>dataloader-&gt;AddVariable( "cosThetaB3", 'F' );</text:p>
      <text:p text:style-name="P1"><text:s text:c="3"/>dataloader-&gt;AddVariable( "cosThetaB4", 'F' );</text:p>
      <text:p text:style-name="P1"><text:s text:c="3"/>dataloader-&gt;AddVariable( "invMassB1", 'F' );</text:p>
      <text:p text:style-name="P1"><text:s text:c="3"/>dataloader-&gt;AddVariable( "invMassB2", 'F' );</text:p>
      <text:p text:style-name="P1"><text:s text:c="3"/>dataloader-&gt;AddVariable( "jetB1M", 'F' );</text:p>
      <text:p text:style-name="P1"><text:s text:c="3"/>dataloader-&gt;AddVariable( "jetB2M", 'F' );</text:p>
      <text:p text:style-name="P1"><text:s text:c="3"/>dataloader-&gt;AddVariable( "jetB3M", 'F' );</text:p>
      <text:p text:style-name="P1"><text:s text:c="3"/>dataloader-&gt;AddVariable( "jetB4M", 'F' );</text:p>
      <text:p text:style-name="P1"><text:s text:c="3"/>dataloader-&gt;AddVariable( "jetB1Pt", 'F' );</text:p>
      <text:p text:style-name="P1"><text:s text:c="3"/>dataloader-&gt;AddVariable( "jetB2Pt", 'F' );</text:p>
      <text:p text:style-name="P1"><text:s text:c="3"/>dataloader-&gt;AddVariable( "jetB3Pt", 'F' );</text:p>
      <text:p text:style-name="P1"><text:s text:c="3"/>dataloader-&gt;AddVariable( "jetB4Pt", 'F' );</text:p>
      <text:p text:style-name="P1"><text:s text:c="3"/>dataloader-&gt;AddVariable( "minJetM", 'F' );</text:p>
      <text:p text:style-name="P1"><text:s text:c="3"/>dataloader-&gt;AddVariable( "sphericity", 'F' );</text:p>
      <text:p text:style-name="P1"><text:s text:c="3"/>dataloader-&gt;AddVariable( "sumPt", 'F' );</text:p>
      <text:p text:style-name="P1"/>
      <text:p text:style-name="P1">Variables for 2V: </text:p>
      <text:p text:style-name="P1"><text:s text:c="3"/>dataloader-&gt;AddVariable( "aplanarity", 'F' );</text:p>
      <text:p text:style-name="P1"><text:s text:c="3"/>dataloader-&gt;AddVariable( "cosThetaB1", 'F' );</text:p>
      <text:p text:style-name="P1"><text:s text:c="3"/>dataloader-&gt;AddVariable( "cosThetaB2", 'F' );</text:p>
      <text:p text:style-name="P1"><text:s text:c="3"/>dataloader-&gt;AddVariable( "cosThetaB3", 'F' );</text:p>
      <text:p text:style-name="P1"><text:s text:c="3"/>dataloader-&gt;AddVariable( "cosThetaB4", 'F' );</text:p>
      <text:p text:style-name="P1"><text:s text:c="3"/>dataloader-&gt;AddVariable( "invMassB1", 'F' );</text:p>
      <text:p text:style-name="P1"><text:s text:c="3"/>dataloader-&gt;AddVariable( "invMassB2", 'F' );</text:p>
      <text:p text:style-name="P1"><text:s text:c="3"/>dataloader-&gt;AddVariable( "jetB1M", 'F' );</text:p>
      <text:p text:style-name="P1"><text:s text:c="3"/>dataloader-&gt;AddVariable( "jetB2M", 'F' );</text:p>
      <text:p text:style-name="P1"><text:s text:c="3"/>dataloader-&gt;AddVariable( "jetB3M", 'F' );</text:p>
      <text:p text:style-name="P1"><text:s text:c="3"/>dataloader-&gt;AddVariable( "jetB4M", 'F' );</text:p>
      <text:p text:style-name="P1"><text:s text:c="3"/>dataloader-&gt;AddVariable( "jetB1Pt", 'F' );</text:p>
      <text:p text:style-name="P1"><text:s text:c="3"/>dataloader-&gt;AddVariable( "jetB2Pt", 'F' );</text:p>
      <text:p text:style-name="P1"><text:s text:c="3"/>dataloader-&gt;AddVariable( "jetB3Pt", 'F' );</text:p>
      <text:p text:style-name="P1"><text:s text:c="3"/>dataloader-&gt;AddVariable( "jetB4Pt", 'F' );</text:p>
      <text:p text:style-name="P1"><text:s text:c="3"/>dataloader-&gt;AddVariable( "minJetM", 'F' );</text:p>
      <text:p text:style-name="P1"><text:s text:c="3"/>dataloader-&gt;AddVariable( "sphericity", 'F' );</text:p>
      <text:p text:style-name="P1"><text:s text:c="3"/>dataloader-&gt;AddVariable( "sumPt", 'F' );</text:p>
      <text:p text:style-name="P1"><text:s text:c="3"/>dataloader-&gt;AddVariable( "minConstSize", 'F' );</text:p>
      <text:p text:style-name="P1"/>
      <text:p text:style-name="P1">Variables for 3V:</text:p>
      <text:p text:style-name="P1">dataloader-&gt;AddVariable( "aplanarity", 'F' );</text:p>
      <text:p text:style-name="P1"><text:s text:c="3"/>dataloader-&gt;AddVariable( "cosThetaB1", 'F' );</text:p>
      <text:p text:style-name="P1"><text:s text:c="3"/>dataloader-&gt;AddVariable( "cosThetaB2", 'F' );</text:p>
      <text:p text:style-name="P1"><text:s text:c="3"/>dataloader-&gt;AddVariable( "cosThetaB3", 'F' );</text:p>
      <text:p text:style-name="P1"><text:s text:c="3"/>dataloader-&gt;AddVariable( "cosThetaB4", 'F' );</text:p>
      <text:p text:style-name="P1"><text:s text:c="3"/>dataloader-&gt;AddVariable( "invMassB1", 'F' );</text:p>
      <text:p text:style-name="P1"><text:s text:c="3"/>dataloader-&gt;AddVariable( "invMassB2", 'F' );</text:p>
      <text:p text:style-name="P1"><text:soft-page-break/><text:s text:c="3"/>dataloader-&gt;AddVariable( "jetB1M", 'F' );</text:p>
      <text:p text:style-name="P1"><text:s text:c="3"/>dataloader-&gt;AddVariable( "jetB2M", 'F' );</text:p>
      <text:p text:style-name="P1"><text:s text:c="3"/>dataloader-&gt;AddVariable( "jetB3M", 'F' );</text:p>
      <text:p text:style-name="P1"><text:s text:c="3"/>dataloader-&gt;AddVariable( "jetB4M", 'F' );</text:p>
      <text:p text:style-name="P1"><text:s text:c="3"/>dataloader-&gt;AddVariable( "jetB1Pt", 'F' );</text:p>
      <text:p text:style-name="P1"><text:s text:c="3"/>dataloader-&gt;AddVariable( "jetB2Pt", 'F' );</text:p>
      <text:p text:style-name="P1"><text:s text:c="3"/>dataloader-&gt;AddVariable( "jetB3Pt", 'F' );</text:p>
      <text:p text:style-name="P1"><text:s text:c="3"/>dataloader-&gt;AddVariable( "jetB4Pt", 'F' );</text:p>
      <text:p text:style-name="P1"><text:s text:c="3"/>dataloader-&gt;AddVariable( "minJetM", 'F' );</text:p>
      <text:p text:style-name="P1"><text:s text:c="3"/>dataloader-&gt;AddVariable( "sphericity", 'F' );</text:p>
      <text:p text:style-name="P1"><text:s text:c="3"/>dataloader-&gt;AddVariable( "sumPt", 'F' );</text:p>
      <text:p text:style-name="P1"><text:s text:c="3"/>dataloader-&gt;AddVariable( "jetNObjects", 'F' );</text:p>
      <text:p text:style-name="P1"><text:s text:c="3"/>dataloader-&gt;AddVariable( "minJetNObjects", 'F' );</text:p>
      <text:p text:style-name="P1"/>
      <text:p text:style-name="P1"/>
      <text:p text:style-name="P1"/>
      <text:p text:style-name="P2">Variables for <text:span text:style-name="T1">4V</text:span>:</text:p>
      <text:p text:style-name="P2">dataloader-&gt;AddVariable( "aplanarity", 'F' );</text:p>
      <text:p text:style-name="P2"><text:tab/>dataloader-&gt;AddVariable( "cosThetaB1", 'F' );</text:p>
      <text:p text:style-name="P2"><text:tab/>dataloader-&gt;AddVariable( "cosThetaB2", 'F' );</text:p>
      <text:p text:style-name="P2"><text:tab/>dataloader-&gt;AddVariable( "cosThetaB3", 'F' );</text:p>
      <text:p text:style-name="P2"><text:s text:c="3"/><text:tab/>dataloader-&gt;AddVariable( "cosThetaB4", 'F' );</text:p>
      <text:p text:style-name="P2"><text:tab/>dataloader-&gt;AddVariable( "invMassB1", 'F' );</text:p>
      <text:p text:style-name="P2"><text:s text:c="3"/><text:tab/>dataloader-&gt;AddVariable( "invMassB2", 'F' );</text:p>
      <text:p text:style-name="P2"><text:s text:c="3"/><text:tab/>dataloader-&gt;AddVariable( "jetB1M", 'F' );</text:p>
      <text:p text:style-name="P2"><text:s text:c="3"/><text:tab/>dataloader-&gt;AddVariable( "jetB2M", 'F' );</text:p>
      <text:p text:style-name="P2"><text:s text:c="3"/><text:tab/>dataloader-&gt;AddVariable( "jetB3M", 'F' );</text:p>
      <text:p text:style-name="P2"><text:s text:c="3"/><text:tab/>dataloader-&gt;AddVariable( "jetB4M", 'F' );</text:p>
      <text:p text:style-name="P2"><text:s text:c="3"/><text:tab/>dataloader-&gt;AddVariable( "jetB1Pt", 'F' );</text:p>
      <text:p text:style-name="P2"><text:s text:c="3"/><text:tab/>dataloader-&gt;AddVariable( "jetB2Pt", 'F' );</text:p>
      <text:p text:style-name="P2"><text:s text:c="3"/><text:tab/>dataloader-&gt;AddVariable( "jetB3Pt", 'F' );</text:p>
      <text:p text:style-name="P2"><text:s text:c="3"/><text:tab/>dataloader-&gt;AddVariable( "jetB4Pt", 'F' );</text:p>
      <text:p text:style-name="P2"><text:s text:c="3"/><text:tab/>dataloader-&gt;AddVariable( "minJetM", 'F' );</text:p>
      <text:p text:style-name="P2"><text:s text:c="3"/><text:tab/>dataloader-&gt;AddVariable( "sphericity", 'F' );</text:p>
      <text:p text:style-name="P2"><text:s text:c="3"/><text:tab/>dataloader-&gt;AddVariable( "sumPt", 'F' );</text:p>
      <text:p text:style-name="P2"><text:s text:c="3"/><text:tab/>dataloader-&gt;AddVariable("invMassB1AntiKt", 'F');</text:p>
      <text:p text:style-name="P2"><text:tab/>dataloader-&gt;AddVariable("invMassB2AntiKt", 'F');</text:p>
      <text:p text:style-name="P2"><text:tab/>dataloader-&gt;AddVariable("nJetsAntiKt", 'F');</text:p>
      <text:p text:style-name="P3">dataloader-&gt;AddVariable("invMassB1<text:span text:style-name="T2">1</text:span>Best", 'F');</text:p>
      <text:p text:style-name="P3"><text:tab/>dataloader-&gt;AddVariable("invMassB2<text:span text:style-name="T2">1</text:span>Best", 'F');</text:p>
      <text:p text:style-name="P2"><text:tab/>dataloader-&gt;AddVariable("invMassB12Best", 'F');</text:p>
      <text:p text:style-name="P2"><text:tab/>dataloader-&gt;AddVariable("invMassB22Best", 'F');</text:p>
      <text:p text:style-name="P2"><text:tab/>dataloader-&gt;AddVariable("invMassB13Best", 'F');</text:p>
      <text:p text:style-name="P2"><text:tab/>dataloader-&gt;AddVariable("invMassB23Best", 'F');</text:p>
      <text:p text:style-name="P2"><text:tab/>dataloader-&gt;AddVariable("invMassB14Best", 'F');</text:p>
      <text:p text:style-name="P2"><text:tab/>dataloader-&gt;AddVariable("invMassB24Best", 'F');</text:p>
      <text:p text:style-name="P2"><text:tab/>dataloader-&gt;AddVariable("invMassB15Best", 'F');</text:p>
      <text:p text:style-name="P2"><text:tab/>dataloader-&gt;AddVariable("invMassB25Best", 'F');</text:p>
      <text:p text:style-name="P2"><text:tab/>dataloader-&gt;AddVariable("invMassB16Best", 'F');</text:p>
      <text:p text:style-name="P2"><text:soft-page-break/><text:tab/>dataloader-&gt;AddVariable("invMassB26Best", 'F');</text:p>
      <text:p text:style-name="P2"><text:tab/>dataloader-&gt;AddVariable("invMassB17Best", 'F');</text:p>
      <text:p text:style-name="P2"><text:tab/>dataloader-&gt;AddVariable("invMassB27Best", 'F');</text:p>
      <text:p text:style-name="P2"><text:tab/>dataloader-&gt;AddVariable("invMassB18Best", 'F');</text:p>
      <text:p text:style-name="P2"><text:tab/>dataloader-&gt;AddVariable("invMassB28Best", 'F');</text:p>
      <text:p text:style-name="P2"/>
      <text:p text:style-name="P2"/>
      <text:p text:style-name="P4">Variables for 5V (eliminating the three from 4V with the worst performance for each back):</text:p>
      <text:p text:style-name="P4"/>
      <text:p text:style-name="P4">if(back != "qq" &amp;&amp; back != "WW") dataloader-&gt;AddVariable( "aplanarity", 'F' );</text:p>
      <text:p text:style-name="P4"><text:tab/>dataloader-&gt;AddVariable( "cosThetaB1", 'F' );</text:p>
      <text:p text:style-name="P4"><text:tab/>dataloader-&gt;AddVariable( "cosThetaB2", 'F' );</text:p>
      <text:p text:style-name="P4"><text:tab/>dataloader-&gt;AddVariable( "cosThetaB3", 'F' );</text:p>
      <text:p text:style-name="P4"><text:s text:c="3"/><text:tab/>dataloader-&gt;AddVariable( "cosThetaB4", 'F' );</text:p>
      <text:p text:style-name="P4"><text:tab/>dataloader-&gt;AddVariable( "invMassB1", 'F' );</text:p>
      <text:p text:style-name="P4"><text:s text:c="3"/><text:tab/>dataloader-&gt;AddVariable( "invMassB2", 'F' );</text:p>
      <text:p text:style-name="P4"><text:s text:c="3"/><text:tab/>dataloader-&gt;AddVariable( "jetB1M", 'F' );</text:p>
      <text:p text:style-name="P4"><text:s text:c="3"/><text:tab/>if(back != "WW") dataloader-&gt;AddVariable( "jetB2M", 'F' );</text:p>
      <text:p text:style-name="P4"><text:s text:c="3"/><text:tab/>dataloader-&gt;AddVariable( "jetB3M", 'F' );</text:p>
      <text:p text:style-name="P4"><text:s text:c="3"/><text:tab/>dataloader-&gt;AddVariable( "jetB4M", 'F' );</text:p>
      <text:p text:style-name="P4"><text:s text:c="3"/><text:tab/>dataloader-&gt;AddVariable( "jetB1Pt", 'F' );</text:p>
      <text:p text:style-name="P4"><text:s text:c="3"/><text:tab/>dataloader-&gt;AddVariable( "jetB2Pt", 'F' );</text:p>
      <text:p text:style-name="P4"><text:s text:c="3"/><text:tab/>dataloader-&gt;AddVariable( "jetB3Pt", 'F' );</text:p>
      <text:p text:style-name="P4"><text:s text:c="3"/><text:tab/>if(back != "qq" &amp;&amp; back != "ttbar" &amp;&amp; back != "ZZ" &amp;&amp; back != "WW") dataloader-&gt;AddVariable( "jetB4Pt", 'F' );</text:p>
      <text:p text:style-name="P4"><text:s text:c="3"/><text:tab/>dataloader-&gt;AddVariable( "minJetM", 'F' );</text:p>
      <text:p text:style-name="P4"><text:s text:c="3"/><text:tab/>dataloader-&gt;AddVariable( "sphericity", 'F' );</text:p>
      <text:p text:style-name="P4"><text:s text:c="3"/><text:tab/>dataloader-&gt;AddVariable( "sumPt", 'F' );</text:p>
      <text:p text:style-name="P4"><text:s text:c="3"/><text:tab/>dataloader-&gt;AddVariable("invMassB1AntiKt", 'F');</text:p>
      <text:p text:style-name="P4"><text:tab/>dataloader-&gt;AddVariable("invMassB2AntiKt", 'F');</text:p>
      <text:p text:style-name="P4"><text:tab/>dataloader-&gt;AddVariable("nJetsAntiKt", 'F');</text:p>
      <text:p text:style-name="P4"><text:tab/>dataloader-&gt;AddVariable("invMassB11Best", 'F');</text:p>
      <text:p text:style-name="P4"><text:tab/>dataloader-&gt;AddVariable("invMassB21Best", 'F');</text:p>
      <text:p text:style-name="P4"><text:tab/>dataloader-&gt;AddVariable("invMassB12Best", 'F');</text:p>
      <text:p text:style-name="P4"><text:tab/>dataloader-&gt;AddVariable("invMassB22Best", 'F');</text:p>
      <text:p text:style-name="P4"><text:tab/>dataloader-&gt;AddVariable("invMassB13Best", 'F');</text:p>
      <text:p text:style-name="P4"><text:tab/>dataloader-&gt;AddVariable("invMassB23Best", 'F');</text:p>
      <text:p text:style-name="P4"><text:tab/>dataloader-&gt;AddVariable("invMassB14Best", 'F');</text:p>
      <text:p text:style-name="P4"><text:tab/>dataloader-&gt;AddVariable("invMassB24Best", 'F');</text:p>
      <text:p text:style-name="P4"><text:tab/>dataloader-&gt;AddVariable("invMassB15Best", 'F');</text:p>
      <text:p text:style-name="P4"><text:tab/>if(back != "qq" &amp;&amp; back != "ZZ") Sdataloader-&gt;AddVariable("invMassB25Best", 'F');</text:p>
      <text:p text:style-name="P4"><text:tab/>dataloader-&gt;AddVariable("invMassB16Best", 'F');</text:p>
      <text:p text:style-name="P4"><text:tab/>if(back != "ttbar") dataloader-&gt;AddVariable("invMassB26Best", 'F');</text:p>
      <text:p text:style-name="P4"><text:tab/>dataloader-&gt;AddVariable("invMassB17Best", 'F');</text:p>
      <text:p text:style-name="P4"><text:tab/>dataloader-&gt;AddVariable("invMassB27Best", 'F');</text:p>
      <text:p text:style-name="P4"><text:tab/>dataloader-&gt;AddVariable("invMassB18Best", 'F');</text:p>
      <text:p text:style-name="P4"><text:tab/>if(back != "ttbar" &amp;&amp; back != "ZZ" &amp;&amp; back != "WW") dataloader-&gt;AddVariable("invMassB28Best", 'F');</text:p>
      <text:p text:style-name="P4"><text:tab/>dataloader-&gt;AddVariable("distanceZ1MinChiSquaredZZMass", 'F');</text:p>
      <text:p text:style-name="P4"><text:soft-page-break/><text:tab/>dataloader-&gt;AddVariable("distanceZ2MinChiSquaredZZMass", 'F');</text:p>
      <text:p text:style-name="P4"/>
      <text:p text:style-name="P4"/>
      <text:p text:style-name="P4"/>
      <text:p text:style-name="P5">Variables for <text:span text:style-name="T3">6</text:span>V (eliminating the <text:span text:style-name="T3">six</text:span> from <text:span text:style-name="T3">5</text:span>V with the worst performance for each back):</text:p>
      <text:p text:style-name="P5"/>
      <text:p text:style-name="P5">if(back != "qq" &amp;&amp; back != "ZZ" &amp;&amp; back != "WW") dataloader-&gt;AddVariable( "aplanarity", 'F' );</text:p>
      <text:p text:style-name="P5"><text:tab/>dataloader-&gt;AddVariable( "cosThetaB1", 'F' );</text:p>
      <text:p text:style-name="P5"><text:tab/>if(back != "qq") dataloader-&gt;AddVariable( "cosThetaB2", 'F' );</text:p>
      <text:p text:style-name="P5"><text:tab/>dataloader-&gt;AddVariable( "cosThetaB3", 'F' );</text:p>
      <text:p text:style-name="P5"><text:s text:c="3"/><text:tab/>dataloader-&gt;AddVariable( "cosThetaB4", 'F' );</text:p>
      <text:p text:style-name="P5"><text:tab/>dataloader-&gt;AddVariable( "invMassB1", 'F' );</text:p>
      <text:p text:style-name="P5"><text:s text:c="3"/><text:tab/>dataloader-&gt;AddVariable( "invMassB2", 'F' );</text:p>
      <text:p text:style-name="P5"><text:s text:c="3"/><text:tab/>dataloader-&gt;AddVariable( "jetB1M", 'F' );</text:p>
      <text:p text:style-name="P5"><text:s text:c="3"/><text:tab/>if(back != "WW") dataloader-&gt;AddVariable( "jetB2M", 'F' );</text:p>
      <text:p text:style-name="P5"><text:s text:c="3"/><text:tab/>dataloader-&gt;AddVariable( "jetB3M", 'F' );</text:p>
      <text:p text:style-name="P5"><text:s text:c="3"/><text:tab/>dataloader-&gt;AddVariable( "jetB4M", 'F' );</text:p>
      <text:p text:style-name="P5"><text:s text:c="3"/><text:tab/>dataloader-&gt;AddVariable( "jetB1Pt", 'F' );</text:p>
      <text:p text:style-name="P5"><text:s text:c="3"/><text:tab/>dataloader-&gt;AddVariable( "jetB2Pt", 'F' );</text:p>
      <text:p text:style-name="P5"><text:s text:c="3"/><text:tab/>dataloader-&gt;AddVariable( "jetB3Pt", 'F' );</text:p>
      <text:p text:style-name="P5"><text:s text:c="3"/><text:tab/>if(back != "qq" &amp;&amp; back != "ttbar" &amp;&amp; back != "ZZ" &amp;&amp; back != "WW") dataloader-&gt;AddVariable( "jetB4Pt", 'F' );</text:p>
      <text:p text:style-name="P5"><text:s text:c="3"/><text:tab/>dataloader-&gt;AddVariable( "minJetM", 'F' );</text:p>
      <text:p text:style-name="P5"><text:s text:c="3"/><text:tab/>dataloader-&gt;AddVariable( "sphericity", 'F' );</text:p>
      <text:p text:style-name="P5"><text:s text:c="3"/><text:tab/>if(back != "qq" &amp;&amp; back != "WW") dataloader-&gt;AddVariable( "sumPt", 'F' );</text:p>
      <text:p text:style-name="P5"><text:s text:c="3"/><text:tab/>dataloader-&gt;AddVariable("invMassB1AntiKt", 'F');</text:p>
      <text:p text:style-name="P5"><text:tab/>dataloader-&gt;AddVariable("invMassB2AntiKt", 'F');</text:p>
      <text:p text:style-name="P5"><text:tab/>if(back != "ZZ") dataloader-&gt;AddVariable("nJetsAntiKt", 'F');</text:p>
      <text:p text:style-name="P5"><text:tab/>dataloader-&gt;AddVariable("invMassB11Best", 'F');</text:p>
      <text:p text:style-name="P5"><text:tab/>dataloader-&gt;AddVariable("invMassB21Best", 'F');</text:p>
      <text:p text:style-name="P5"><text:tab/>dataloader-&gt;AddVariable("invMassB12Best", 'F');</text:p>
      <text:p text:style-name="P5"><text:tab/>if(back != "qq" &amp;&amp; back != "ttbar" &amp;&amp; back != "ZZ" &amp;&amp; back != "WW") dataloader-&gt;AddVariable("invMassB22Best", 'F');</text:p>
      <text:p text:style-name="P5"><text:tab/>if(back != "ttbar") dataloader-&gt;AddVariable("invMassB13Best", 'F');</text:p>
      <text:p text:style-name="P5"><text:tab/>if(back != "qq" &amp;&amp; back != "WW") dataloader-&gt;AddVariable("invMassB23Best", 'F');</text:p>
      <text:p text:style-name="P5"><text:tab/>if(back != "ttbar") dataloader-&gt;AddVariable("invMassB14Best", 'F');</text:p>
      <text:p text:style-name="P5"><text:tab/>if(back != "ZZ") dataloader-&gt;AddVariable("invMassB24Best", 'F');</text:p>
      <text:p text:style-name="P5"><text:tab/>dataloader-&gt;AddVariable("invMassB15Best", 'F');</text:p>
      <text:p text:style-name="P5"><text:tab/>if(back != "qq" &amp;&amp; back != "ttbar" &amp;&amp; back != "ZZ" &amp;&amp; back != "WW") dataloader-&gt;AddVariable("invMassB25Best", 'F');</text:p>
      <text:p text:style-name="P5"><text:tab/>if(back != "ttbar") dataloader-&gt;AddVariable("invMassB16Best", 'F');</text:p>
      <text:p text:style-name="P5"><text:tab/>if(back != "qq" &amp;&amp; back != "ttbar" &amp;&amp; back != "ZZ" &amp;&amp; back != "WW") dataloader-&gt;AddVariable("invMassB26Best", 'F');</text:p>
      <text:p text:style-name="P5"><text:tab/>if(back != "ttbar") dataloader-&gt;AddVariable("invMassB17Best", 'F');</text:p>
      <text:p text:style-name="P5"><text:tab/>if(back != "ZZ" &amp;&amp; back != "WW") dataloader-&gt;AddVariable("invMassB27Best", 'F');</text:p>
      <text:p text:style-name="P5"><text:tab/>dataloader-&gt;AddVariable("invMassB18Best", 'F');</text:p>
      <text:p text:style-name="P5"><text:tab/>if(back != "qq" &amp;&amp; back != "ttbar" &amp;&amp; back != "ZZ" &amp;&amp; back != "WW") dataloader-&gt;AddVariable("invMassB28Best", 'F');</text:p>
      <text:p text:style-name="P5"/>
      <text:p text:style-name="P5"><text:soft-page-break/></text:p>
      <text:p text:style-name="P7">Variables for <text:span text:style-name="T3">6</text:span>V (eliminating the <text:span text:style-name="T3">six</text:span> from <text:span text:style-name="T3">5</text:span>V with the worst performance for each back):</text:p>
      <text:p text:style-name="P8"/>
      <text:p text:style-name="P7">if(back != "qq" &amp;&amp; back != "ttbar" &amp;&amp; back != "ZZ" &amp;&amp; back != "WW") dataloader-&gt;AddVariable( "aplanarity", 'F' );</text:p>
      <text:p text:style-name="P7"><text:tab/>if(back != "WW") dataloader-&gt;AddVariable( "cosThetaB1", 'F' );</text:p>
      <text:p text:style-name="P7"><text:tab/>if(back != "qq") dataloader-&gt;AddVariable( "cosThetaB2", 'F' );</text:p>
      <text:p text:style-name="P7"><text:tab/>if(back != "qq") dataloader-&gt;AddVariable( "cosThetaB3", 'F' );</text:p>
      <text:p text:style-name="P7"><text:s text:c="3"/><text:tab/>if(back != "qq") dataloader-&gt;AddVariable( "cosThetaB4", 'F' );</text:p>
      <text:p text:style-name="P7"><text:tab/>dataloader-&gt;AddVariable( "invMassB1", 'F' );</text:p>
      <text:p text:style-name="P7"><text:s text:c="3"/><text:tab/>dataloader-&gt;AddVariable( "invMassB2", 'F' );</text:p>
      <text:p text:style-name="P7"><text:s text:c="3"/><text:tab/>dataloader-&gt;AddVariable( "jetB1M", 'F' );</text:p>
      <text:p text:style-name="P7"><text:s text:c="3"/><text:tab/>if(back != "WW") dataloader-&gt;AddVariable( "jetB2M", 'F' );</text:p>
      <text:p text:style-name="P7"><text:s text:c="3"/><text:tab/>dataloader-&gt;AddVariable( "jetB3M", 'F' );</text:p>
      <text:p text:style-name="P7"><text:s text:c="3"/><text:tab/>dataloader-&gt;AddVariable( "jetB4M", 'F' );</text:p>
      <text:p text:style-name="P7"><text:s text:c="3"/><text:tab/>dataloader-&gt;AddVariable( "jetB1Pt", 'F' );</text:p>
      <text:p text:style-name="P7"><text:s text:c="3"/><text:tab/>dataloader-&gt;AddVariable( "jetB2Pt", 'F' );</text:p>
      <text:p text:style-name="P7"><text:s text:c="3"/><text:tab/>dataloader-&gt;AddVariable( "jetB3Pt", 'F' );</text:p>
      <text:p text:style-name="P7"><text:s text:c="3"/><text:tab/>if(back != "qq" &amp;&amp; back != "ttbar" &amp;&amp; back != "ZZ" &amp;&amp; back != "WW") dataloader-&gt;AddVariable( "jetB4Pt", 'F' );</text:p>
      <text:p text:style-name="P7"><text:s text:c="3"/><text:tab/>dataloader-&gt;AddVariable( "minJetM", 'F' );</text:p>
      <text:p text:style-name="P7"><text:s text:c="3"/><text:tab/>dataloader-&gt;AddVariable( "sphericity", 'F' );</text:p>
      <text:p text:style-name="P7"><text:s text:c="3"/><text:tab/>if(back != "qq" &amp;&amp; back!= "ZZ" &amp;&amp; back != "WW") dataloader-&gt;AddVariable( "sumPt", 'F' );</text:p>
      <text:p text:style-name="P7"><text:s text:c="3"/><text:tab/>dataloader-&gt;AddVariable("invMassB1AntiKt", 'F');</text:p>
      <text:p text:style-name="P7"><text:tab/>dataloader-&gt;AddVariable("invMassB2AntiKt", 'F');</text:p>
      <text:p text:style-name="P7"><text:tab/>if(back != "ZZ" &amp;&amp; back != "WW") dataloader-&gt;AddVariable("nJetsAntiKt", 'F');</text:p>
      <text:p text:style-name="P7"><text:tab/>dataloader-&gt;AddVariable("invMassB11Best", 'F');</text:p>
      <text:p text:style-name="P7"><text:tab/>dataloader-&gt;AddVariable("invMassB21Best", 'F');</text:p>
      <text:p text:style-name="P7"><text:tab/>if(back != "ttbar") dataloader-&gt;AddVariable("invMassB12Best", 'F');</text:p>
      <text:p text:style-name="P7"><text:tab/>if(back != "qq" &amp;&amp; back != "ttbar" &amp;&amp; back != "ZZ" &amp;&amp; back != "WW") dataloader-&gt;AddVariable("invMassB22Best", 'F');</text:p>
      <text:p text:style-name="P7"><text:tab/>if(back != "ttbar") dataloader-&gt;AddVariable("invMassB13Best", 'F');</text:p>
      <text:p text:style-name="P7"><text:tab/>if(back != "qq" &amp;&amp; back!= "ZZ" &amp;&amp; back != "WW") dataloader-&gt;AddVariable("invMassB23Best", 'F');</text:p>
      <text:p text:style-name="P7"><text:tab/>if(back != "ttbar") dataloader-&gt;AddVariable("invMassB14Best", 'F');</text:p>
      <text:p text:style-name="P7"><text:tab/>if(back != "ZZ") dataloader-&gt;AddVariable("invMassB24Best", 'F');</text:p>
      <text:p text:style-name="P7"><text:tab/>dataloader-&gt;AddVariable("invMassB15Best", 'F');</text:p>
      <text:p text:style-name="P7"><text:tab/>if(back != "qq" &amp;&amp; back != "ttbar" &amp;&amp; back != "ZZ" &amp;&amp; back != "WW") dataloader-&gt;AddVariable("invMassB25Best", 'F');</text:p>
      <text:p text:style-name="P7"><text:tab/>if(back != "ttbar") dataloader-&gt;AddVariable("invMassB16Best", 'F');</text:p>
      <text:p text:style-name="P7"><text:tab/>if(back != "qq" &amp;&amp; back != "ttbar" &amp;&amp; back != "ZZ" &amp;&amp; back != "WW") dataloader-&gt;AddVariable("invMassB26Best", 'F');</text:p>
      <text:p text:style-name="P7"><text:tab/>if(back != "ttbar") dataloader-&gt;AddVariable("invMassB17Best", 'F');</text:p>
      <text:p text:style-name="P7"><text:tab/>if(back != "ZZ" &amp;&amp; back != "WW") dataloader-&gt;AddVariable("invMassB27Best", 'F');</text:p>
      <text:p text:style-name="P7"><text:tab/>dataloader-&gt;AddVariable("invMassB18Best", 'F');</text:p>
      <text:p text:style-name="P7"><text:tab/>if(back != "qq" &amp;&amp; back != "ttbar" &amp;&amp; back != "ZZ" &amp;&amp; back != "WW") dataloader-&gt;AddVariable("invMassB28Best", 'F');</text:p>
      <text:p text:style-name="P7"/>
      <text:p text:style-name="P7"/>
      <text:p text:style-name="P8"><text:soft-page-break/>variables for All8V (adding y values, thrust, and invMass reconstructed with min chi squared for ZZ):</text:p>
      <text:p text:style-name="P8"/>
      <text:p text:style-name="P8">if(back != "WW") dataloader-&gt;AddVariable( "cosThetaB1", 'F' );</text:p>
      <text:p text:style-name="P8"><text:tab/>if(back != "qq") dataloader-&gt;AddVariable( "cosThetaB2", 'F' );</text:p>
      <text:p text:style-name="P8"><text:tab/>if(back != "qq") dataloader-&gt;AddVariable( "cosThetaB3", 'F' );</text:p>
      <text:p text:style-name="P8"><text:s text:c="3"/><text:tab/>if(back != "qq") dataloader-&gt;AddVariable( "cosThetaB4", 'F' );</text:p>
      <text:p text:style-name="P8"><text:tab/>dataloader-&gt;AddVariable( "invMassB1", 'F' );</text:p>
      <text:p text:style-name="P8"><text:s text:c="3"/><text:tab/>dataloader-&gt;AddVariable( "invMassB2", 'F' );</text:p>
      <text:p text:style-name="P8"><text:s text:c="3"/><text:tab/>dataloader-&gt;AddVariable( "jetB1M", 'F' );</text:p>
      <text:p text:style-name="P8"><text:s text:c="3"/><text:tab/>if(back != "WW") dataloader-&gt;AddVariable( "jetB2M", 'F' );</text:p>
      <text:p text:style-name="P8"><text:s text:c="3"/><text:tab/>dataloader-&gt;AddVariable( "jetB3M", 'F' );</text:p>
      <text:p text:style-name="P8"><text:s text:c="3"/><text:tab/>dataloader-&gt;AddVariable( "jetB4M", 'F' );</text:p>
      <text:p text:style-name="P8"><text:s text:c="3"/><text:tab/>dataloader-&gt;AddVariable( "jetB1Pt", 'F' );</text:p>
      <text:p text:style-name="P8"><text:s text:c="3"/><text:tab/>dataloader-&gt;AddVariable( "jetB2Pt", 'F' );</text:p>
      <text:p text:style-name="P8"><text:s text:c="3"/><text:tab/>dataloader-&gt;AddVariable( "jetB3Pt", 'F' );</text:p>
      <text:p text:style-name="P8"><text:s text:c="3"/><text:tab/>dataloader-&gt;AddVariable( "minJetM", 'F' );</text:p>
      <text:p text:style-name="P8"><text:s text:c="3"/><text:tab/>dataloader-&gt;AddVariable( "sphericity", 'F' );</text:p>
      <text:p text:style-name="P8"><text:s text:c="3"/><text:tab/>if(back != "qq" &amp;&amp; back!= "ZZ" &amp;&amp; back != "WW") dataloader-&gt;AddVariable( "sumPt", 'F' );</text:p>
      <text:p text:style-name="P8"><text:s text:c="3"/><text:tab/>dataloader-&gt;AddVariable("invMassB1AntiKt", 'F');</text:p>
      <text:p text:style-name="P8"><text:tab/>dataloader-&gt;AddVariable("invMassB2AntiKt", 'F');</text:p>
      <text:p text:style-name="P8"><text:tab/>if(back != "ZZ" &amp;&amp; back != "WW") dataloader-&gt;AddVariable("nJetsAntiKt", 'F');</text:p>
      <text:p text:style-name="P8"><text:tab/>dataloader-&gt;AddVariable("invMassB11Best", 'F');</text:p>
      <text:p text:style-name="P8"><text:tab/>dataloader-&gt;AddVariable("invMassB21Best", 'F');</text:p>
      <text:p text:style-name="P8"><text:tab/>if(back != "ttbar") dataloader-&gt;AddVariable("invMassB12Best", 'F');</text:p>
      <text:p text:style-name="P8"><text:tab/>if(back != "ttbar") dataloader-&gt;AddVariable("invMassB13Best", 'F');</text:p>
      <text:p text:style-name="P8"><text:tab/>if(back != "qq" &amp;&amp; back!= "ZZ" &amp;&amp; back != "WW") dataloader-&gt;AddVariable("invMassB23Best", 'F');</text:p>
      <text:p text:style-name="P8"><text:tab/>if(back != "ttbar") dataloader-&gt;AddVariable("invMassB14Best", 'F');</text:p>
      <text:p text:style-name="P8"><text:tab/>if(back != "ZZ") dataloader-&gt;AddVariable("invMassB24Best", 'F');</text:p>
      <text:p text:style-name="P8"><text:tab/>dataloader-&gt;AddVariable("invMassB15Best", 'F');</text:p>
      <text:p text:style-name="P8"><text:tab/>if(back != "ttbar") dataloader-&gt;AddVariable("invMassB16Best", 'F');</text:p>
      <text:p text:style-name="P8"><text:tab/>if(back != "ttbar") dataloader-&gt;AddVariable("invMassB17Best", 'F');</text:p>
      <text:p text:style-name="P8"><text:tab/>if(back != "ZZ" &amp;&amp; back != "WW") dataloader-&gt;AddVariable("invMassB27Best", 'F');</text:p>
      <text:p text:style-name="P8"><text:tab/>dataloader-&gt;AddVariable("invMassB18Best", 'F');</text:p>
      <text:p text:style-name="P8"><text:tab/>dataloader-&gt;AddVariable("exclYmerge12", 'F');</text:p>
      <text:p text:style-name="P8"><text:tab/>dataloader-&gt;AddVariable("exclYmerge23", 'F');</text:p>
      <text:p text:style-name="P8"><text:tab/>dataloader-&gt;AddVariable("exclYmerge34", 'F');</text:p>
      <text:p text:style-name="P8"><text:tab/>dataloader-&gt;AddVariable("exclYmerge45", 'F');</text:p>
      <text:p text:style-name="P8"><text:tab/>dataloader-&gt;AddVariable("exclYmerge56", 'F');</text:p>
      <text:p text:style-name="P8"><text:tab/>dataloader-&gt;AddVariable("invMassZZ1", 'F');</text:p>
      <text:p text:style-name="P8"><text:tab/>dataloader-&gt;AddVariable("invMassZZ2", 'F');</text:p>
      <text:p text:style-name="P8"><text:tab/>dataloader-&gt;AddVariable("thrust", 'F'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00:12:31.439813031</meta:creation-date>
    <dc:date>2024-08-16T13:38:08.707625824</dc:date>
    <meta:editing-duration>PT3H22M57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6" meta:paragraph-count="254" meta:word-count="1256" meta:character-count="13964" meta:non-whitespace-character-count="12406"/>
  </office:meta>
</office:document-meta>
</file>